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428" officeooo:paragraph-rsid="00075428"/>
    </style:style>
    <style:style style:name="P2" style:family="paragraph" style:parent-style-name="Standard">
      <style:paragraph-properties fo:text-align="center" style:justify-single-word="false"/>
      <style:text-properties officeooo:rsid="00075428" officeooo:paragraph-rsid="00075428"/>
    </style:style>
    <style:style style:name="P3" style:family="paragraph" style:parent-style-name="Standard">
      <style:paragraph-properties fo:text-align="start" style:justify-single-word="false"/>
      <style:text-properties fo:font-size="12pt" officeooo:rsid="00075428" officeooo:paragraph-rsid="00075428" style:font-size-asian="10.5pt" style:font-size-complex="12pt"/>
    </style:style>
    <style:style style:name="P4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officeooo:paragraph-rsid="00075428"/>
    </style:style>
    <style:style style:name="P5" style:family="paragraph" style:parent-style-name="Standard">
      <style:paragraph-properties fo:text-align="center" style:justify-single-word="false"/>
      <style:text-properties fo:font-size="16pt" officeooo:rsid="00075428" officeooo:paragraph-rsid="00075428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2pt" officeooo:rsid="00075428" style:font-size-asian="10.5pt" style:font-size-complex="12pt"/>
    </style:style>
    <style:style style:name="T3" style:family="text">
      <style:text-properties fo:font-size="12pt" officeooo:rsid="0007f8c9" style:font-size-asian="10.5pt" style:font-size-complex="12pt"/>
    </style:style>
    <style:style style:name="T4" style:family="text">
      <style:text-properties fo:font-size="12pt" fo:font-weight="bold" officeooo:rsid="00075428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07f8c9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08a7a8" style:font-size-asian="10.5pt" style:font-weight-asian="bold" style:font-size-complex="12pt" style:font-weight-complex="bold"/>
    </style:style>
    <style:style style:name="T7" style:family="text">
      <style:text-properties fo:font-size="12pt" fo:font-weight="normal" officeooo:rsid="0007f8c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8dda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8a7a8" style:font-size-asian="10.5pt" style:font-weight-asian="normal" style:font-size-complex="12pt" style:font-weight-complex="normal"/>
    </style:style>
    <style:style style:name="T10" style:family="text">
      <style:text-properties officeooo:rsid="00095f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 Universitário Municipal de São José</text:p>
      <text:p text:style-name="P1">Projeto Multidisciplinar – 07/03/2020</text:p>
      <text:p text:style-name="P1">Profª Luciana Schmitz</text:p>
      <text:p text:style-name="P1">Aluno: Luciano Garcia Galvão <text:span text:style-name="T10">Júnior</text:span></text:p>
      <text:p text:style-name="P1"/>
      <text:p text:style-name="P1"/>
      <text:p text:style-name="P1"/>
      <text:p text:style-name="P2"><text:tab/><text:span text:style-name="T1">As diversas áreas de atuação na Tecnologia da Informação</text:span></text:p>
      <text:p text:style-name="P3"/>
      <text:p text:style-name="P3"/>
      <text:p text:style-name="P4"><text:span text:style-name="T2"><text:s text:c="2"/>Quando se fala em áreas de TI, abrange muitas áreas que são preenchidas de acordo com a necessidade da empresa/cliente, <text:s/>como software, hardware, etc. Cursos como </text:span><text:span text:style-name="T4">Ciências da Computação</text:span><text:span text:style-name="T2">, </text:span><text:span text:style-name="T4">Sistemas da Informação</text:span><text:span text:style-name="T2">, </text:span><text:span text:style-name="T4">Análise e Desenvolvimento de Sistemas</text:span><text:span text:style-name="T2"> e </text:span><text:span text:style-name="T4">Engenharia de Software</text:span><text:span text:style-name="T2"> tem o seu foco voltado mais para a parte digital, o software, sendo que Sistemas da Informação e Análise e Desenvolvimento de Sistemas tem uma pegada mais prática focando muito em linguagem de programação e coleta e armazenamento de dados e tratamento dos mesmos, enquanto Ciências da Computação e Engenharia de Software são muito mais teóricos, pois tratam de uma forma geral dentro de softwares, estrutura de software, redes e tudo mais. </text:span><text:span text:style-name="T3">Outro curso muito importante na área de T.I. é a </text:span><text:span text:style-name="T5">Engenharia da Computação</text:span><text:span text:style-name="T3">, pois trata da parte física da tecnologia, ou seja, o hardware, as máquinas, peças e tudo mais que não condiz com a capacidade de um software, mas sim com a usabilidade dos componentes físicos de um computador como um todo. </text:span><text:span text:style-name="T5">Jogos digitais</text:span><text:span text:style-name="T7"> é a área pra quem tem interesse na produção de jogos para celular, computador, videogames entre outros, que abrange não só a parte de programar, mas também como na parte de design, com criação de personagens e histórias, a</text:span><text:span text:style-name="T8">nimação</text:span><text:span text:style-name="T7"> em tela, toda produção de áudios para o jogo (se houver), </text:span><text:span text:style-name="T9">sendo uma área bem multitarefa quando se trata de pequenas empresas ou desenvolvedoras “indie”. </text:span><text:span text:style-name="T6">Web Designer</text:span><text:span text:style-name="T9"> é a área mais conhecida pois é a parte que trata de toda a criação de conteúdo web da internet, cuida da parte de interação com o usuário de uma forma mais próxima e direta, proporcionando a experiência sensorial com o mesmo. Por ultimo, o </text:span><text:span text:style-name="T6">Social Media</text:span><text:span text:style-name="T9"> é algo muito mais recente e atua com redes sociais e todo o uso que ela pode trazer, como captação de seguidores (clientes), campanhas para publico alvo, trabalhar com o algoritmo das redes sociais já existentes e muito mais.</text:span>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588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1:34:41.091946098</meta:creation-date>
    <dc:date>2020-03-06T18:39:10.459981084</dc:date>
    <meta:editing-duration>PT7M57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6" meta:word-count="346" meta:character-count="2096" meta:non-whitespace-character-count="1751"/>
  </office:meta>
</office:document-meta>
</file>